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Обычный">
      <style:paragraph-properties fo:margin-top="0in" fo:margin-bottom="0in" loext:contextual-spacing="false" fo:line-height="100%"/>
    </style:style>
    <style:style style:name="P2" style:family="paragraph" style:parent-style-name="Обычный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Обычный">
      <style:paragraph-properties fo:margin-top="0in" fo:margin-bottom="0in" loext:contextual-spacing="false" fo:line-height="100%"/>
      <style:text-properties officeooo:paragraph-rsid="0003713b"/>
    </style:style>
    <style:style style:name="P4" style:family="paragraph" style:parent-style-name="Обычный">
      <style:paragraph-properties fo:margin-top="0in" fo:margin-bottom="0in" loext:contextual-spacing="false" fo:line-height="100%"/>
      <style:text-properties officeooo:paragraph-rsid="0007257c"/>
    </style:style>
    <style:style style:name="P5" style:family="paragraph" style:parent-style-name="Обычный">
      <style:paragraph-properties fo:margin-top="0in" fo:margin-bottom="0in" loext:contextual-spacing="false" fo:line-height="100%"/>
      <style:text-properties officeooo:paragraph-rsid="0008971d"/>
    </style:style>
    <style:style style:name="P6" style:family="paragraph" style:parent-style-name="Обычный">
      <style:paragraph-properties fo:margin-top="0in" fo:margin-bottom="0in" loext:contextual-spacing="false" fo:line-height="100%"/>
      <style:text-properties officeooo:paragraph-rsid="0008e32e"/>
    </style:style>
    <style:style style:name="P7" style:family="paragraph" style:parent-style-name="Обычный">
      <style:paragraph-properties fo:margin-top="0in" fo:margin-bottom="0in" loext:contextual-spacing="false" fo:line-height="100%"/>
      <style:text-properties officeooo:paragraph-rsid="0009b244"/>
    </style:style>
    <style:style style:name="P8" style:family="paragraph" style:parent-style-name="Обычный">
      <style:paragraph-properties fo:margin-top="0in" fo:margin-bottom="0in" loext:contextual-spacing="false" fo:line-height="100%"/>
      <style:text-properties fo:font-weight="bold" style:font-weight-asian="bold"/>
    </style:style>
    <style:style style:name="P9" style:family="paragraph" style:parent-style-name="Обычный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Обычный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1.5pt solid #000000" style:shadow="none"/>
    </style:style>
    <style:style style:name="P11" style:family="paragraph" style:parent-style-name="Обычный" style:master-page-name="MP0">
      <style:paragraph-properties fo:margin-top="0in" fo:margin-bottom="0in" loext:contextual-spacing="false" fo:line-height="100%" style:page-number="auto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Обычный">
      <style:paragraph-properties fo:margin-top="0in" fo:margin-bottom="0in" loext:contextual-spacing="false" fo:line-height="100%"/>
    </style:style>
    <style:style style:name="P13" style:family="paragraph" style:parent-style-name="Абзац_20_списка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4" style:family="paragraph" style:parent-style-name="Абзац_20_списка" style:list-style-name="L2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5" style:family="paragraph" style:parent-style-name="Абзац_20_списка" style:list-style-name="L3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6" style:family="paragraph" style:parent-style-name="Абзац_20_списка" style:list-style-name="L4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7" style:family="paragraph" style:parent-style-name="Абзац_20_списка" style:list-style-name="L5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8" style:family="paragraph" style:parent-style-name="Абзац_20_списка" style:list-style-name="L6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9" style:family="paragraph" style:parent-style-name="Абзац_20_списка" style:list-style-name="L7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20" style:family="paragraph" style:parent-style-name="Абзац_20_списка" style:list-style-name="L8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21" style:family="paragraph" style:parent-style-name="Абзац_20_списка" style:list-style-name="L2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officeooo:rsid="00042323" officeooo:paragraph-rsid="00042323" fo:hyphenate="false"/>
    </style:style>
    <style:style style:name="P22" style:family="paragraph" style:parent-style-name="Абзац_20_списка" style:list-style-name="L1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paragraph-rsid="0007257c" fo:hyphenate="false"/>
    </style:style>
    <style:style style:name="P23" style:family="paragraph" style:parent-style-name="Абзац_20_списка" style:list-style-name="L1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4" style:family="paragraph" style:parent-style-name="Абзац_20_списка" style:list-style-name="L2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5" style:family="paragraph" style:parent-style-name="Абзац_20_списка" style:list-style-name="L3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6" style:family="paragraph" style:parent-style-name="Абзац_20_списка" style:list-style-name="L4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7" style:family="paragraph" style:parent-style-name="Абзац_20_списка" style:list-style-name="L5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8" style:family="paragraph" style:parent-style-name="Абзац_20_списка" style:list-style-name="L6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9" style:family="paragraph" style:parent-style-name="Абзац_20_списка" style:list-style-name="L7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30" style:family="paragraph" style:parent-style-name="Абзац_20_списка" style:list-style-name="L8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31" style:family="paragraph" style:parent-style-name="Абзац_20_списка" style:list-style-name="L1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7671c" officeooo:paragraph-rsid="0007671c" fo:hyphenate="false"/>
    </style:style>
    <style:style style:name="P32" style:family="paragraph" style:parent-style-name="Абзац_20_списка" style:list-style-name="L2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42323" officeooo:paragraph-rsid="0008dfc6" fo:hyphenate="false"/>
    </style:style>
    <style:style style:name="P33" style:family="paragraph" style:parent-style-name="Абзац_20_списка" style:list-style-name="L2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516b5" officeooo:paragraph-rsid="0008dfc6" fo:hyphenate="false"/>
    </style:style>
    <style:style style:name="P34" style:family="paragraph" style:parent-style-name="Абзац_20_списка" style:list-style-name="L2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516b5" officeooo:paragraph-rsid="000516b5" fo:hyphenate="false"/>
    </style:style>
    <style:style style:name="P35" style:family="paragraph" style:parent-style-name="Абзац_20_списка" style:list-style-name="L6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9b244" officeooo:paragraph-rsid="0009b244"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3713b" style:font-weight-asian="bold"/>
    </style:style>
    <style:style style:name="T3" style:family="text">
      <style:text-properties fo:font-weight="bold" officeooo:rsid="0008dfc6" style:font-weight-asian="bold"/>
    </style:style>
    <style:style style:name="T4" style:family="text">
      <style:text-properties fo:font-weight="bold" officeooo:rsid="000b4b55" style:font-weight-asian="bold"/>
    </style:style>
    <style:style style:name="T5" style:family="text">
      <style:text-properties officeooo:rsid="0000a870"/>
    </style:style>
    <style:style style:name="T6" style:family="text">
      <style:text-properties officeooo:rsid="00018595"/>
    </style:style>
    <style:style style:name="T7" style:family="text">
      <style:text-properties officeooo:rsid="0003713b"/>
    </style:style>
    <style:style style:name="T8" style:family="text">
      <style:text-properties officeooo:rsid="000516b5"/>
    </style:style>
    <style:style style:name="T9" style:family="text">
      <style:text-properties officeooo:rsid="0008971d"/>
    </style:style>
    <style:style style:name="T10" style:family="text">
      <style:text-properties officeooo:rsid="0008dfc6"/>
    </style:style>
    <style:style style:name="T11" style:family="text">
      <style:text-properties fo:language="en" fo:country="US" officeooo:rsid="0008dfc6"/>
    </style:style>
    <style:style style:name="T12" style:family="text">
      <style:text-properties fo:language="en" fo:country="US" fo:font-weight="bold" officeooo:rsid="000b4b55" style:font-weight-asian="bold"/>
    </style:style>
    <style:style style:name="T13" style:family="text">
      <style:text-properties officeooo:rsid="0008e32e"/>
    </style:style>
    <style:style style:name="T14" style:family="text">
      <style:text-properties officeooo:rsid="0009b244"/>
    </style:style>
    <style:style style:name="T15" style:family="text">
      <style:text-properties officeooo:rsid="000a116e"/>
    </style:style>
    <style:style style:name="T16" style:family="text">
      <style:text-properties fo:language="ru" fo:country="RU" fo:font-weight="bold" officeooo:rsid="000b4b55" style:font-weight-asian="bold"/>
    </style:style>
    <text:list-style style:name="L1">
      <text:list-level-style-bullet text:level="1" text:style-name="WW_5f_CharLFO1LVL1" text:bullet-char="">
        <style:list-level-properties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min-label-width="0.25in"/>
        <style:text-properties style:font-name="Symbol"/>
      </text:list-level-style-bullet>
      <text:list-level-style-bullet text:level="2" text:style-name="WW_5f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8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7LVL1" text:bullet-char="">
        <style:list-level-properties text:min-label-width="0.25in"/>
        <style:text-properties style:font-name="Symbol"/>
      </text:list-level-style-bullet>
      <text:list-level-style-bullet text:level="2" text:style-name="WW_5f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7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min-label-width="0.25in"/>
        <style:text-properties style:font-name="Symbol"/>
      </text:list-level-style-bullet>
      <text:list-level-style-bullet text:level="2" text:style-name="WW_5f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6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min-label-width="0.25in"/>
        <style:text-properties style:font-name="Symbol"/>
      </text:list-level-style-bullet>
      <text:list-level-style-bullet text:level="2" text:style-name="WW_5f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5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4LVL1" text:bullet-char="">
        <style:list-level-properties text:min-label-width="0.25in"/>
        <style:text-properties style:font-name="Symbol"/>
      </text:list-level-style-bullet>
      <text:list-level-style-bullet text:level="2" text:style-name="WW_5f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4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3LVL1" text:bullet-char="">
        <style:list-level-properties text:min-label-width="0.25in"/>
        <style:text-properties style:font-name="Symbol"/>
      </text:list-level-style-bullet>
      <text:list-level-style-bullet text:level="2" text:style-name="WW_5f_CharLFO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3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2LVL1" text:bullet-char="">
        <style:list-level-properties text:min-label-width="0.25in"/>
        <style:text-properties style:font-name="Symbol"/>
      </text:list-level-style-bullet>
      <text:list-level-style-bullet text:level="2" text:style-name="WW_5f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2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lexey Omelchenko</text:p>
      <text:p text:style-name="P1">Phone: <text:span text:style-name="T5">512</text:span>-<text:span text:style-name="T5">900</text:span>-<text:span text:style-name="T5">9513</text:span></text:p>
      <text:p text:style-name="P1">E-mail: <text:a xlink:type="simple" xlink:href="mailto:Alexey.S.Omelchenko@gmail.com" office:target-frame-name="_top" xlink:show="replace" text:style-name="Internet_20_link" text:visited-style-name="Visited_20_Internet_20_Link"><text:span text:style-name="Гиперссылка">Alexey.S.Omelchenko@gmail.com</text:span></text:a></text:p>
      <text:p text:style-name="P10"/>
      <text:p text:style-name="P1"/>
      <text:p text:style-name="P9">SENIOR SOFTWARE DEVELOPER</text:p>
      <text:p text:style-name="P1"/>
      <text:p text:style-name="P8">OBJECTIVE</text:p>
      <text:p text:style-name="P1">A challenging position that can utilize and further sharpen my expertise in development of high-performance enterprise-level software</text:p>
      <text:p text:style-name="P1"/>
      <text:p text:style-name="P1"><text:span text:style-name="Основной_20_шрифт_20_абзаца"><text:span text:style-name="T1">SUMMARY</text:span></text:span></text:p>
      <text:list xml:id="list2181809539081725338" text:style-name="L1">
        <text:list-item>
          <text:p text:style-name="P13">Over 1<text:span text:style-name="T5">5</text:span> years of software development experience.</text:p>
        </text:list-item>
        <text:list-item>
          <text:p text:style-name="P22">Strong experience in design and development of enterprise systems.</text:p>
        </text:list-item>
        <text:list-item>
          <text:p text:style-name="P31">Experience as a team lead of applying software development concepts and supporting live systems.</text:p>
        </text:list-item>
        <text:list-item>
          <text:p text:style-name="P23">Expertise in application performance analysis and optimization.</text:p>
        </text:list-item>
        <text:list-item>
          <text:p text:style-name="P23">Excellent <text:span text:style-name="T9">understanding</text:span> of object oriented programming <text:span text:style-name="T9">concepts and implementing them on C#, C++, Java and Python</text:span>.</text:p>
        </text:list-item>
        <text:list-item>
          <text:p text:style-name="P23">Proficiency in industry standard libraries and technologies.</text:p>
        </text:list-item>
        <text:list-item>
          <text:p text:style-name="P23">Strong skills in cross-platform <text:span text:style-name="T9">distributed software</text:span> development <text:span text:style-name="T9">on Windows and Linux</text:span>.</text:p>
        </text:list-item>
        <text:list-item>
          <text:p text:style-name="P23">Comprehensive knowledge of data modeling on physical and logical levels.</text:p>
        </text:list-item>
        <text:list-item>
          <text:p text:style-name="P23">Over 6 years of software systems development for major financial institutions in USA and Europe.</text:p>
        </text:list-item>
        <text:list-item>
          <text:p text:style-name="P23">Understanding of banking, investment, and financial services industry needs and transactions.</text:p>
        </text:list-item>
        <text:list-item>
          <text:p text:style-name="P23">Excellent problem solving skills.</text:p>
        </text:list-item>
        <text:list-item>
          <text:p text:style-name="P23">Excellent communication and interpersonal skills, leadership and teamwork.</text:p>
        </text:list-item>
      </text:list>
      <text:p text:style-name="P1"/>
      <text:p text:style-name="P8">SKILLS</text:p>
      <text:p text:style-name="P4">Programming languages: C#, .Net, C++, Java, Objective-C, SQL, Python, Perl</text:p>
      <text:p text:style-name="P5">Libraries &amp; technologies: <text:s/>Tibco RV, <text:span text:style-name="T9">Syncfusion, </text:span>STL, Boost, Win32 API, MFC, ATL, WTL,</text:p>
      <text:p text:style-name="P5"><text:s text:c="42"/>COM, Intel TBB, FIX, ZeroC ICE, ZeroC I<text:span text:style-name="T6">ce</text:span>, P/Invoke, JNI, Posix</text:p>
      <text:p text:style-name="P1">Architecture &amp; design: <text:s text:c="6"/>UML, Design Patterns</text:p>
      <text:p text:style-name="P1">Web technologies: <text:s text:c="11"/>HTML, XML, XSLT, <text:span text:style-name="T9">CGI, SOAP, REST</text:span></text:p>
      <text:p text:style-name="P1">RDBMS: <text:s text:c="27"/>Oracle Database, MS SQL Server, MySQL, Sybase ASE</text:p>
      <text:p text:style-name="P5">Software platforms: <text:s text:c="10"/>Windows, Linux, Solaris</text:p>
      <text:p text:style-name="P5">Development tools: <text:s text:c="10"/><text:span text:style-name="T6">MS Visual Studio, Git, </text:span>CVS, SVN (Subversion), Clearcase, Source Safe,</text:p>
      <text:p text:style-name="P5"><text:s text:c="42"/><text:span text:style-name="T6">GCC, PyCharm, IntelliJ IDEA, NUnit, </text:span><text:span text:style-name="T11">Junit, Jira</text:span></text:p>
      <text:p text:style-name="P1">Performance tools: <text:s text:c="11"/>Intel C++ Compiler, Intel Performance Libraries, Intel VTune</text:p>
      <text:p text:style-name="P5">Hardware platforms: <text:s text:c="8"/>x86, x86-64 (AMD64), Itanium, XScale</text:p>
      <text:p text:style-name="P1">Virtualization: <text:s text:c="19"/>VMware, Xen, <text:span text:style-name="T6">OpenVZ</text:span></text:p>
      <text:p text:style-name="P1">Development process: <text:s text:c="5"/>Agile, Iterative methodologies, Scrum, TDD, FDD, PSP, TSP, XP</text:p>
      <text:p text:style-name="P1"/>
      <text:p text:style-name="P8">EXPERIENCE</text:p>
      <text:p text:style-name="P3"><text:span text:style-name="Основной_20_шрифт_20_абзаца"><text:span text:style-name="T12">July </text:span></text:span><text:span text:style-name="Основной_20_шрифт_20_абзаца"><text:span text:style-name="T2">2013</text:span></text:span><text:span text:style-name="Основной_20_шрифт_20_абзаца"><text:span text:style-name="T1"> – </text:span></text:span><text:span text:style-name="Основной_20_шрифт_20_абзаца"><text:span text:style-name="T2">Present</text:span></text:span><text:span text:style-name="Основной_20_шрифт_20_абзаца"><text:span text:style-name="T1">, </text:span></text:span><text:span text:style-name="Основной_20_шрифт_20_абзаца"><text:span text:style-name="T3">Senior </text:span></text:span><text:span text:style-name="Основной_20_шрифт_20_абзаца"><text:span text:style-name="T2">Software Engineer</text:span></text:span><text:span text:style-name="Основной_20_шрифт_20_абзаца"><text:span text:style-name="T1">, </text:span></text:span><text:span text:style-name="Основной_20_шрифт_20_абзаца"><text:span text:style-name="T2">NCBI</text:span></text:span><text:span text:style-name="Основной_20_шрифт_20_абзаца"><text:span text:style-name="T1"> (</text:span></text:span><text:a xlink:type="simple" xlink:href="http://ncbi.nlm.nih.gov/" office:target-frame-name="_top" xlink:show="replace" text:style-name="Internet_20_link" text:visited-style-name="Visited_20_Internet_20_Link"><text:span text:style-name="Гиперссылка"><text:span text:style-name="T2">www.ncbi.nlm.nih.gov</text:span></text:span></text:a><text:span text:style-name="Основной_20_шрифт_20_абзаца"><text:span text:style-name="T1">), </text:span></text:span><text:span text:style-name="Основной_20_шрифт_20_абзаца"><text:span text:style-name="T2">Washington D.C. Metro Area</text:span></text:span></text:p>
      <text:p text:style-name="P3">System: <text:span text:style-name="T7">NCBI Authentication System</text:span></text:p>
      <text:p text:style-name="P3"><text:span text:style-name="T7">A Federated Authentication System which integrates authentication systems from hundreds of universities all over US as well as NASA, Google, PayPal and others</text:span>. <text:span text:style-name="T7">Core component of the system is deployed in similar organizations in Canada, UK and Korea. The system is implemented as a set of modules written in C++, C# or Python. Core components are multithreaded and cross-</text:span><text:soft-page-break/><text:span text:style-name="T7">platform and can be built on Windows and Linux. The system processes 20 million transactions per week.</text:span></text:p>
      <text:list xml:id="list25483356780385048" text:style-name="L2">
        <text:list-item>
          <text:p text:style-name="P21">Assumed responsibility for the authentication system development and engineering support.</text:p>
        </text:list-item>
        <text:list-item>
          <text:p text:style-name="P32">Worked with multiple scientific and engineering teams to implement NCBI authentication for their projects.</text:p>
        </text:list-item>
        <text:list-item>
          <text:p text:style-name="P32">Redesigned Database Layout to improve performance of the system.</text:p>
        </text:list-item>
        <text:list-item>
          <text:p text:style-name="P32">Improved reliability of the system through analysis of performance bottlenecks, memory management issues, <text:span text:style-name="T8">opportunity for data caching.</text:span></text:p>
        </text:list-item>
        <text:list-item>
          <text:p text:style-name="P33">Implemented several modules from scratch.</text:p>
        </text:list-item>
        <text:list-item>
          <text:p text:style-name="P32">Communicated to dozens of institutes' IT services to establish new or repair/upgrade existing integrations with NCBI authentication.</text:p>
        </text:list-item>
        <text:list-item>
          <text:p text:style-name="P34">Worked with UK, Canada and Korea teams to adapt their installation of the system and help with data migration.</text:p>
        </text:list-item>
        <text:list-item>
          <text:p text:style-name="P34">Implemented automated monitoring and statistics reporting, ensured the system stability.</text:p>
        </text:list-item>
      </text:list>
      <text:p text:style-name="P3">Environment: .<text:span text:style-name="T10">Net, Posix, C#, </text:span>C++, Python, STL, Boost, MS SQL Server, SVN, <text:span text:style-name="T8">Git, SOAP,<text:line-break/> <text:s text:c="21"/>Pthreads, gcrypt, OpenSSL, Jira, OAuth, SAML, CGI, FastCGI</text:span>, Windows, Linux</text:p>
      <text:p text:style-name="P3"><text:span text:style-name="Основной_20_шрифт_20_абзаца"><text:span text:style-name="T1"/></text:span></text:p>
      <text:p text:style-name="P1"><text:span text:style-name="Основной_20_шрифт_20_абзаца"><text:span text:style-name="T4">December </text:span></text:span><text:span text:style-name="Основной_20_шрифт_20_абзаца"><text:span text:style-name="T1">2010 – </text:span></text:span><text:span text:style-name="Основной_20_шрифт_20_абзаца"><text:span text:style-name="T4">July </text:span></text:span><text:span text:style-name="Основной_20_шрифт_20_абзаца"><text:span text:style-name="T2">2013</text:span></text:span><text:span text:style-name="Основной_20_шрифт_20_абзаца"><text:span text:style-name="T1">, Lead of Development Team, Otkritie (</text:span></text:span><text:a xlink:type="simple" xlink:href="http://www.open.ru/en/" office:target-frame-name="_top" xlink:show="replace" text:style-name="Internet_20_link" text:visited-style-name="Visited_20_Internet_20_Link"><text:span text:style-name="Гиперссылка"><text:span text:style-name="T1">www.open.ru/en/</text:span></text:span></text:a><text:span text:style-name="Основной_20_шрифт_20_абзаца"><text:span text:style-name="T1">), Moscow, Russia</text:span></text:span></text:p>
      <text:p text:style-name="P1">Systems: Internet Banking, SugarCRM, OTRS, CreditRegistry, Accounting System, SMS Information Service</text:p>
      <text:p text:style-name="P1">A set of systems designed for needs of Bank’s corporate clients and VIP oriented business. Different systems are integrated. Some services are written from <text:span text:style-name="T13">scratch</text:span>, another modified and adapted from open source projects.</text:p>
      <text:list xml:id="list94935114429165" text:continue-numbering="true" text:style-name="L2">
        <text:list-item>
          <text:p text:style-name="P14">Headed development and integration of in-house <text:span text:style-name="T13">enterprise level</text:span> information systems and open source solutions.</text:p>
        </text:list-item>
        <text:list-item>
          <text:p text:style-name="P24">Designed and implemented a .<text:span text:style-name="T13">Net</text:span> framework for internal system services development, it includes service management, logging, unified configuration management, communication layer.</text:p>
        </text:list-item>
        <text:list-item>
          <text:p text:style-name="P24">Developed SMS Information Service – C# Windows Service, robust, fault tolerant, that notifies recipients about events in various information systems through SMS.</text:p>
        </text:list-item>
        <text:list-item>
          <text:p text:style-name="P24">Participated in integration of an external Internet Banking System and our internal Accounting System – determined format and data structure of documents, UML.</text:p>
        </text:list-item>
        <text:list-item>
          <text:p text:style-name="P24">Developed an integration service for transformation of file-based requests on Windows server into remote shell scripts calls on Unix-based server, transformation of asynchronous requests to synchronous processing was implemented, C++ multithreaded client-server.</text:p>
        </text:list-item>
        <text:list-item>
          <text:p text:style-name="P24">Developed robust file delivery service in Python – to ensure that file from a local folder will be delivered to a remote location even in case of temporary network problems – the service is important for systems integration implemented through file exchange.</text:p>
        </text:list-item>
        <text:list-item>
          <text:p text:style-name="P24">Participated in customization of SugarCRM to internal needs – set of integrations and custom improvements for the systems: Internet Banking, Accounting System, Analytic System and United Data Storage.</text:p>
        </text:list-item>
        <text:list-item>
          <text:p text:style-name="P24">Implemented real time performance monitoring for business critical systems using Nagios.</text:p>
        </text:list-item>
        <text:list-item>
          <text:p text:style-name="P24">Obtained solid knowledge of corporate banking services.</text:p>
        </text:list-item>
      </text:list>
      <text:p text:style-name="P6">Environment: C#, C++, Python, Perl, PHP, STL, Boost, Oracle, MS SQL Server, MySQL, SVN,</text:p>
      <text:p text:style-name="P1"><text:s text:c="22"/>ZeroC ICE, NUnit, CppUnit, UML, Redmine, Windows, Linux</text:p>
      <text:p text:style-name="P1"/>
      <text:p text:style-name="P1"><text:span text:style-name="Основной_20_шрифт_20_абзаца"><text:span text:style-name="T4">Jun</text:span></text:span><text:span text:style-name="Основной_20_шрифт_20_абзаца"><text:span text:style-name="T4">e </text:span></text:span><text:span text:style-name="Основной_20_шрифт_20_абзаца"><text:span text:style-name="T1">2009 – </text:span></text:span><text:span text:style-name="Основной_20_шрифт_20_абзаца"><text:span text:style-name="T4">September </text:span></text:span><text:span text:style-name="Основной_20_шрифт_20_абзаца"><text:span text:style-name="T1">2010, Senior Software Developer (AVP), Deutsche Bank (</text:span></text:span><text:a xlink:type="simple" xlink:href="http://db.com/" office:target-frame-name="_top" xlink:show="replace" text:style-name="Internet_20_link" text:visited-style-name="Visited_20_Internet_20_Link"><text:span text:style-name="Гиперссылка"><text:span text:style-name="T1">db.com</text:span></text:span></text:a><text:span text:style-name="Основной_20_шрифт_20_абзаца"><text:span text:style-name="T1">), Moscow, Russia</text:span></text:span></text:p>
      <text:p text:style-name="P1">Systems: ARIS, Score</text:p>
      <text:p text:style-name="P1"><text:soft-page-break/>Two automated risk management systems that valuate more than 1M trades daily. They are written in C#, use external risk engine written in C++, running on DataSynapse grid. DBMS – Oracle. For some types of reports FireBird is used.</text:p>
      <text:p text:style-name="P1">They are deployed to 2 Citrix boxes, 10 application servers and pool of 3k DataSynapse engines.</text:p>
      <text:list xml:id="list7653578557007175329" text:style-name="L3">
        <text:list-item>
          <text:p text:style-name="P15">Supervised system development as technical owner.</text:p>
        </text:list-item>
        <text:list-item>
          <text:p text:style-name="P25">Delivered 4 major releases of the systems without issues.</text:p>
        </text:list-item>
        <text:list-item>
          <text:p text:style-name="P25">Implemented a number of new reports.</text:p>
        </text:list-item>
        <text:list-item>
          <text:p text:style-name="P25">Implemented permissions system for books of trades and reports.</text:p>
        </text:list-item>
        <text:list-item>
          <text:p text:style-name="P25">Developed automated regression testing of critical reports in collaboration with testing team.</text:p>
        </text:list-item>
        <text:list-item>
          <text:p text:style-name="P25">Coordinated work of development team in Moscow and business in London, Singapore and South America.</text:p>
        </text:list-item>
        <text:list-item>
          <text:p text:style-name="P25">Obtained knowledge of valuation of asset derivatives - FX, Money Market, FI, IR Swaps.</text:p>
        </text:list-item>
      </text:list>
      <text:p text:style-name="P1">Environment: C#, C++, STL, Boost, Python, Oracle, DataSynapse, SVN, UML, Jira, Confluence,</text:p>
      <text:p text:style-name="P1"><text:s text:c="22"/>Windows</text:p>
      <text:p text:style-name="P1"/>
      <text:p text:style-name="P1"><text:span text:style-name="Основной_20_шрифт_20_абзаца"><text:span text:style-name="T4">October </text:span></text:span><text:span text:style-name="Основной_20_шрифт_20_абзаца"><text:span text:style-name="T1">2007 – </text:span></text:span><text:span text:style-name="Основной_20_шрифт_20_абзаца"><text:span text:style-name="T4">June </text:span></text:span><text:span text:style-name="Основной_20_шрифт_20_абзаца"><text:span text:style-name="T1">2009, Senior Software Developer, UBS (</text:span></text:span><text:a xlink:type="simple" xlink:href="http://ubs.com/" office:target-frame-name="_top" xlink:show="replace" text:style-name="Internet_20_link" text:visited-style-name="Visited_20_Internet_20_Link"><text:span text:style-name="Гиперссылка"><text:span text:style-name="T1">ubs.com</text:span></text:span></text:a><text:span text:style-name="Основной_20_шрифт_20_абзаца"><text:span text:style-name="T1">), Moscow, Russia</text:span></text:span></text:p>
      <text:p text:style-name="P1">System: Termi</text:p>
      <text:p text:style-name="P1">Solution designed for securities trading, pricing, order management, trade audit and much more. It is used for trading of different derivatives. Termi is composed of a large number of processes; a huge number of batch jobs, scripts and cron jobs; and at least 3 databases.</text:p>
      <text:list xml:id="list5579122511198378135" text:style-name="L4">
        <text:list-item>
          <text:p text:style-name="P16">Transferred ownership of the system from another external team in 1.5 months.</text:p>
        </text:list-item>
        <text:list-item>
          <text:p text:style-name="P26">Organized team knowledge transfer.</text:p>
        </text:list-item>
        <text:list-item>
          <text:p text:style-name="P26">Supported the system until its total decommission.</text:p>
        </text:list-item>
        <text:list-item>
          <text:p text:style-name="P26">Assisted in step-by-step migration of dataflow into another new systems.</text:p>
        </text:list-item>
        <text:list-item>
          <text:p text:style-name="P26">Maintained legacy code in C, C++, Objective C, Perl, C Shell.</text:p>
        </text:list-item>
        <text:list-item>
          <text:p text:style-name="P26">Fixed a number of defects in source code.</text:p>
        </text:list-item>
        <text:list-item>
          <text:p text:style-name="P26">Implemented a number of stubs and connectors for new systems integration.</text:p>
        </text:list-item>
        <text:list-item>
          <text:p text:style-name="P26">Obtained knowledge of pricing of FI, FX derivatives.</text:p>
        </text:list-item>
      </text:list>
      <text:p text:style-name="P1">Environment: C++, C, Objective C, Perl, FIX, TCP/IP, Socket, Crontab, UML, Oracle, Sybase,</text:p>
      <text:p text:style-name="P1"><text:s text:c="22"/>MS SQL Server, C Shell, Jira, Confluence, Solaris</text:p>
      <text:p text:style-name="P1">System: Ultrabond</text:p>
      <text:p text:style-name="P1">Solution for Mortgage-Backed securities data analysis designed as client-server software. Client side has Excel-like interface with tables, figures, charts and support of data import and export to common formats. Platform: C#, Windows. Server side is distributed scalable computing system with single front-end and multiple back-ends, written in C++ for Solaris and Linux. Communication layer is Tibco Rendezvous and ZeroC ICE.</text:p>
      <text:list xml:id="list7392712463482272836" text:style-name="L5">
        <text:list-item>
          <text:p text:style-name="P17">Participated in planning and development of many small to medium projects.</text:p>
        </text:list-item>
        <text:list-item>
          <text:p text:style-name="P27">Added support of new external data feed – an external database, Oracle.</text:p>
        </text:list-item>
        <text:list-item>
          <text:p text:style-name="P27">Developed Perl script for conversion and import of historical data form a set of files.</text:p>
        </text:list-item>
        <text:list-item>
          <text:p text:style-name="P27">Ported server side software for Windows – the code became cross-platform – Linux, Windows.</text:p>
        </text:list-item>
        <text:list-item>
          <text:p text:style-name="P27">Implemented general cache server <text:span text:style-name="T14">using</text:span> C# <text:span text:style-name="T14">and .Net Framework</text:span>.</text:p>
        </text:list-item>
        <text:list-item>
          <text:p text:style-name="P27">Obtained knowledge of valuation of fixed income and in particular Mortgage-Backed securities</text:p>
        </text:list-item>
      </text:list>
      <text:p text:style-name="P7">Environment: C#, C++, Perl, STL, Boost, Threading, Syncfutsion, Tibco RV, ZeroC ICE, Sybase,</text:p>
      <text:p text:style-name="P1"><text:s text:c="22"/>Oracle, CppUnit, NUnit, Clearcase, UML, Jira, Confluence Linux, Windows, Solaris</text:p>
      <text:p text:style-name="P1"/>
      <text:p text:style-name="P1"><text:span text:style-name="Основной_20_шрифт_20_абзаца"><text:span text:style-name="T4">August </text:span></text:span><text:span text:style-name="Основной_20_шрифт_20_абзаца"><text:span text:style-name="T1">2006 – </text:span></text:span><text:span text:style-name="Основной_20_шрифт_20_абзаца"><text:span text:style-name="T4">October </text:span></text:span><text:span text:style-name="Основной_20_шрифт_20_абзаца"><text:span text:style-name="T1">2007, Senior Software Developer, CQG (</text:span></text:span><text:a xlink:type="simple" xlink:href="http://cqg.com/" office:target-frame-name="_top" xlink:show="replace" text:style-name="Internet_20_link" text:visited-style-name="Visited_20_Internet_20_Link"><text:span text:style-name="Гиперссылка"><text:span text:style-name="T1">cqg.com</text:span></text:span></text:a><text:span text:style-name="Основной_20_шрифт_20_абзаца"><text:span text:style-name="T1">), Moscow, Russia</text:span></text:span></text:p>
      <text:p text:style-name="P1">Product: CQG for Windows</text:p>
      <text:p text:style-name="P1">Solution for all professional trader needs. It includes market coverage for futures, options, fixed income, foreign exchange, equities and ind<text:span text:style-name="T14">ex</text:span>es. It incorporates several different interfaces – depth-of-market order book views, charts, spreadsheets.</text:p>
      <text:list xml:id="list2226461488775140695" text:style-name="L6">
        <text:list-item>
          <text:p text:style-name="P18">Guided development team of 4 people as a team lead.</text:p>
        </text:list-item>
        <text:list-item>
          <text:p text:style-name="P28"><text:soft-page-break/>Performed performance analysis of the application, found several sources performance bottlenecks.</text:p>
        </text:list-item>
        <text:list-item>
          <text:p text:style-name="P28">Delivered 3 projects from 2 to 3 month length.</text:p>
        </text:list-item>
        <text:list-item>
          <text:p text:style-name="P28">Designed event based data provisioning for multithreaded user interface.</text:p>
        </text:list-item>
        <text:list-item>
          <text:p text:style-name="P28">Implemented new feature – Greeks values on depth-of-market trading interface – one additional column with corresponding valuated numbers – ActiveX control.</text:p>
        </text:list-item>
        <text:list-item>
          <text:p text:style-name="P28">Implemented interface improvement – Study Values on depth-of-market – every analytic curve on chart view that has value in price units can be shown on price column of DOM trading interface – ActiveX control.</text:p>
        </text:list-item>
        <text:list-item>
          <text:p text:style-name="P28"><text:span text:style-name="T15">Applied</text:span> a set of well-known Design Patterns.</text:p>
        </text:list-item>
        <text:list-item>
          <text:p text:style-name="P35">Performed reviews of source code written in C# and C++ for my team and some others.</text:p>
        </text:list-item>
        <text:list-item>
          <text:p text:style-name="P28">Obtained solid knowledge of standard development process – CMMI, PSP, TSP, Scrum.</text:p>
        </text:list-item>
        <text:list-item>
          <text:p text:style-name="P28">Obtained remarkable knowledge of financial market terminology and business processes.</text:p>
        </text:list-item>
      </text:list>
      <text:p text:style-name="P1">Environment: <text:span text:style-name="T14">C#, </text:span>C++, COM, ActiveX, STL, Boost, WTL, MFC, CVS, UML, Windows</text:p>
      <text:p text:style-name="P1"/>
      <text:p text:style-name="P1"><text:span text:style-name="Основной_20_шрифт_20_абзаца"><text:span text:style-name="T4">December </text:span></text:span><text:span text:style-name="Основной_20_шрифт_20_абзаца"><text:span text:style-name="T1">2004 – </text:span></text:span><text:span text:style-name="Основной_20_шрифт_20_абзаца"><text:span text:style-name="T4">August </text:span></text:span><text:span text:style-name="Основной_20_шрифт_20_абзаца"><text:span text:style-name="T1">2006, Software Developer, ABBYY (</text:span></text:span><text:a xlink:type="simple" xlink:href="http://abbyy.com/" office:target-frame-name="_top" xlink:show="replace" text:style-name="Internet_20_link" text:visited-style-name="Visited_20_Internet_20_Link"><text:span text:style-name="Гиперссылка"><text:span text:style-name="T1">abbyy.com</text:span></text:span></text:a><text:span text:style-name="Основной_20_шрифт_20_абзаца"><text:span text:style-name="T1">), Moscow, Russia</text:span></text:span></text:p>
      <text:p text:style-name="P1">Product: ABBYY Recognition Server (<text:a xlink:type="simple" xlink:href="http://www.abbyy.com/recognition_server/" office:target-frame-name="_top" xlink:show="replace" text:style-name="Internet_20_link" text:visited-style-name="Visited_20_Internet_20_Link"><text:span text:style-name="Гиперссылка">http://www.abbyy.com/recognition_server/</text:span></text:a>)</text:p>
      <text:p text:style-name="P1">Server-based OCR solution for automated document processing designed for high volume workload with transparent scalability and fault tolerance.</text:p>
      <text:list xml:id="list1652932310574755493" text:style-name="L7">
        <text:list-item>
          <text:p text:style-name="P19">Designed and implemented GUI management console for the server.</text:p>
        </text:list-item>
        <text:list-item>
          <text:p text:style-name="P29">Improved scalability for huge-size multipage documents processing.</text:p>
        </text:list-item>
        <text:list-item>
          <text:p text:style-name="P29">Ported OCR Engine from Windows to Linux.</text:p>
        </text:list-item>
        <text:list-item>
          <text:p text:style-name="P29">Implemented system layer API emulation for Linux.</text:p>
        </text:list-item>
        <text:list-item>
          <text:p text:style-name="P29">Developed compiler of Windows resource file language.</text:p>
        </text:list-item>
        <text:list-item>
          <text:p text:style-name="P29">Obtained <text:span text:style-name="T15">significant</text:span> knowledge of Win32 API and COM technology.</text:p>
        </text:list-item>
        <text:list-item>
          <text:p text:style-name="P29">Released first version of the Recognition Server.</text:p>
        </text:list-item>
      </text:list>
      <text:p text:style-name="P1">Environment: C++, STL, MFC, ATL, COM, RPC, MMC, Windows Service, VSS, UML, Windows,</text:p>
      <text:p text:style-name="P1"><text:s text:c="22"/>Linux</text:p>
      <text:p text:style-name="P1"/>
      <text:p text:style-name="P1"><text:span text:style-name="Основной_20_шрифт_20_абзаца"><text:span text:style-name="T4">March </text:span></text:span><text:span text:style-name="Основной_20_шрифт_20_абзаца"><text:span text:style-name="T1">2001 – </text:span></text:span><text:span text:style-name="Основной_20_шрифт_20_абзаца"><text:span text:style-name="T4">November </text:span></text:span><text:span text:style-name="Основной_20_шрифт_20_абзаца"><text:span text:style-name="T1">2004, Software Developer, Intel (</text:span></text:span><text:a xlink:type="simple" xlink:href="http://intel.com/" office:target-frame-name="_top" xlink:show="replace" text:style-name="Internet_20_link" text:visited-style-name="Visited_20_Internet_20_Link"><text:span text:style-name="Гиперссылка"><text:span text:style-name="T1">intel.com</text:span></text:span></text:a><text:span text:style-name="Основной_20_шрифт_20_абзаца"><text:span text:style-name="T1">), Nizhny Novgorod, Russia</text:span></text:span></text:p>
      <text:p text:style-name="P1">Product: Intel Performance Libraries (<text:a xlink:type="simple" xlink:href="http://software.intel.com/en-us/articles/intel-ipp/" office:target-frame-name="_top" xlink:show="replace" text:style-name="Internet_20_link" text:visited-style-name="Visited_20_Internet_20_Link"><text:span text:style-name="Гиперссылка">http://software.intel.com/en-us/articles/intel-ipp/</text:span></text:a>)</text:p>
      <text:p text:style-name="P1">Highly optimized cross-platform software functions for multimedia, data processing, and communications applications.</text:p>
      <text:list xml:id="list1792082560310602714" text:style-name="L8">
        <text:list-item>
          <text:p text:style-name="P20">Obtained outstanding experience in software performance analysis and optimization.</text:p>
        </text:list-item>
        <text:list-item>
          <text:p text:style-name="P30">Implemented and highly optimized diverse functions for processors: Pentium 4 <text:span text:style-name="T15">and</text:span> Itanium.</text:p>
        </text:list-item>
        <text:list-item>
          <text:p text:style-name="P30">Implemented algorithms for matrix processing, video processing, cryptography, big number arithmetic, XML processing.</text:p>
        </text:list-item>
        <text:list-item>
          <text:p text:style-name="P30">Participated in delivery of 4 major releases of Performance Libraries.</text:p>
        </text:list-item>
        <text:list-item>
          <text:p text:style-name="P30">Performed competitive performance analysis of MySQL engine built with GCC vs. Intel C++ Compiler. That was done for joint project of Intel Compiler team &amp; MySQL.</text:p>
        </text:list-item>
        <text:list-item>
          <text:p text:style-name="P30">Designed several libraries including cryptography and XML processing.</text:p>
        </text:list-item>
        <text:list-item>
          <text:p text:style-name="P30">Acquired deep knowledge of cross-platform software development.</text:p>
        </text:list-item>
        <text:list-item>
          <text:p text:style-name="P30">Investigated new technology – .Net – using open source implementation from Microsoft.</text:p>
        </text:list-item>
        <text:list-item>
          <text:p text:style-name="P30">Proposed a set of improvements for .Net Framework that highlight Intel performance values.</text:p>
        </text:list-item>
        <text:list-item>
          <text:p text:style-name="P30">Coordinated team work of 4 developers.</text:p>
        </text:list-item>
        <text:list-item>
          <text:p text:style-name="P30">Honored with a Very Special Thanks Award.</text:p>
        </text:list-item>
      </text:list>
      <text:p text:style-name="P1">Environment: C, C++, C#, Java, P/Invoke, JNI, Assembler, VSS, CVS, StarTeam, BitKeeper,</text:p>
      <text:p text:style-name="P1"><text:s text:c="22"/>NUnit, JUnit, Rational Purify, Intel VTune, UML, Windows, Linux, Agile, XP</text:p>
      <text:p text:style-name="P1"/>
      <text:p text:style-name="P1"/>
      <text:p text:style-name="P8"><text:soft-page-break/>EDUCATION &amp; SERTIFICATIONS</text:p>
      <text:p text:style-name="P1"/>
      <text:p text:style-name="P1">2008 – C++ Programming, International Knowledge Measurement, Score 99%</text:p>
      <text:p text:style-name="P1">2001 – MS in Physics, Moscow Institute of Engineering Physics (MEPhI), Russia</text:p>
      <text:p text:style-name="P1"/>
      <text:p text:style-name="P2">EXCELLENT 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3335in" fo:margin-bottom="0in" loext:contextual-spacing="false" fo:keep-together="always" fo:hyphenation-ladder-count="no-limit" fo:keep-with-next="always"/>
      <style:text-properties fo:color="#365f91" fo:font-size="14pt" fo:font-weight="bold" style:font-size-asian="14pt" style:font-weight-asian="bold" style:font-size-complex="14pt" style:font-weight-complex="bold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139in" fo:margin-bottom="0in" loext:contextual-spacing="false" fo:keep-together="always" fo:hyphenation-ladder-count="no-limit" fo:keep-with-next="always"/>
      <style:text-properties fo:color="#4f81bd" fo:font-size="13pt" fo:font-weight="bold" style:font-size-asian="13pt" style:font-weight-asian="bold" style:font-size-complex="13pt" style:font-weight-complex="bold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139in" fo:margin-bottom="0in" loext:contextual-spacing="false" fo:keep-together="always" fo:hyphenation-ladder-count="no-limit" fo:keep-with-next="always"/>
      <style:text-properties fo:color="#4f81bd" fo:font-weight="bold" style:font-weight-asian="bold" style:font-weight-complex="bold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139in" fo:margin-bottom="0in" loext:contextual-spacing="false" fo:keep-together="always" fo:hyphenation-ladder-count="no-limit" fo:keep-with-next="always"/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139in" fo:margin-bottom="0in" loext:contextual-spacing="false" fo:keep-together="always" fo:hyphenation-ladder-count="no-limit" fo:keep-with-next="always"/>
      <style:text-properties fo:color="#243f60" fo:hyphenate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139in" fo:margin-bottom="0in" loext:contextual-spacing="false" fo:keep-together="always" fo:hyphenation-ladder-count="no-limit" fo:keep-with-next="always"/>
      <style:text-properties fo:color="#243f60" fo:font-style="italic" style:font-style-asian="italic" style:font-style-complex="italic" fo:hyphenate="false"/>
    </style:style>
    <style:style style:name="Заголовок_20_7" style:display-name="Заголовок 7" style:family="paragraph" style:parent-style-name="Обычный" style:next-style-name="Обычный" style:default-outline-level="7">
      <style:paragraph-properties fo:margin-top="0.139in" fo:margin-bottom="0in" loext:contextual-spacing="false" fo:keep-together="always" fo:hyphenation-ladder-count="no-limit" fo:keep-with-next="always"/>
      <style:text-properties fo:color="#404040" fo:font-style="italic" style:font-style-asian="italic" style:font-style-complex="italic" fo:hyphenate="false"/>
    </style:style>
    <style:style style:name="Заголовок_20_8" style:display-name="Заголовок 8" style:family="paragraph" style:parent-style-name="Обычный" style:next-style-name="Обычный" style:default-outline-level="8">
      <style:paragraph-properties fo:margin-top="0.139in" fo:margin-bottom="0in" loext:contextual-spacing="false" fo:keep-together="always" fo:hyphenation-ladder-count="no-limit" fo:keep-with-next="always"/>
      <style:text-properties fo:color="#4f81bd" fo:font-size="10pt" style:font-size-asian="10pt" style:font-size-complex="10pt" fo:hyphenate="false"/>
    </style:style>
    <style:style style:name="Заголовок_20_9" style:display-name="Заголовок 9" style:family="paragraph" style:parent-style-name="Обычный" style:next-style-name="Обычный" style:default-outline-level="9">
      <style:paragraph-properties fo:margin-top="0.139in" fo:margin-bottom="0in" loext:contextual-spacing="false" fo:keep-together="always" fo:hyphenation-ladder-count="no-limit" fo:keep-with-next="always"/>
      <style:text-properties fo:color="#404040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margin-top="0in" fo:margin-bottom="0.139in" loext:contextual-spacing="false" fo:line-height="115%" fo:hyphenation-ladder-count="no-limit"/>
      <style:text-properties fo:font-size="11pt" fo:language="en" fo:country="US" style:font-size-asian="11pt" style:language-asian="en" style:country-asian="US" style:font-size-complex="11pt"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Название" style:family="paragraph" style:parent-style-name="Обычный" style:next-style-name="Обычный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fo:font-size="26pt" fo:letter-spacing="0.0035in" style:letter-kerning="true" style:font-size-asian="26pt" style:font-size-complex="26pt" fo:hyphenate="false"/>
    </style:style>
    <style:style style:name="Подзаголовок" style:family="paragraph" style:parent-style-name="Обычный" style:next-style-name="Обычный">
      <style:paragraph-properties fo:hyphenation-ladder-count="no-limit"/>
      <style:text-properties fo:color="#4f81bd" fo:font-size="12pt" fo:letter-spacing="0.0102in" fo:font-style="italic" style:font-size-asian="12pt" style:font-style-asian="italic" style:font-size-complex="12pt" style:font-style-complex="italic" fo:hyphenate="false"/>
    </style:style>
    <style:style style:name="Без_20_интервала" style:display-name="Без интервала" style:family="paragraph">
      <style:paragraph-properties fo:hyphenation-ladder-count="no-limit"/>
      <style:text-properties fo:font-size="11pt" fo:language="en" fo:country="US" style:font-size-asian="11pt" style:language-asian="en" style:country-asian="US" style:font-size-complex="11pt"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Цитата_20_2" style:display-name="Цитата 2" style:family="paragraph" style:parent-style-name="Обычный" style:next-style-name="Обычный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Выделенная_20_цитата" style:display-name="Выделенная цитата" style:family="paragraph" style:parent-style-name="Обычный" style:next-style-name="Обычный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Заголовок_20_оглавления" style:display-name="Заголовок оглавления" style:family="paragraph" style:parent-style-name="Заголовок_20_1" style:next-style-name="Обычный" style:default-outline-level="" style:list-style-name="">
      <style:paragraph-properties fo:hyphenation-ladder-count="no-limit"/>
      <style:text-properties fo:hyphenate="fals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4f81bd"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fo:color="#4f81bd"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4_20_Знак" style:display-name="Заголовок 4 Знак" style:family="text">
      <style:text-properties fo:color="#4f81bd" style:font-name="Arial" fo:font-family="Arial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Заголовок_20_5_20_Знак" style:display-name="Заголовок 5 Знак" style:family="text">
      <style:text-properties fo:color="#243f60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_20_6_20_Знак" style:display-name="Заголовок 6 Знак" style:family="text">
      <style:text-properties fo:color="#243f60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7_20_Знак" style:display-name="Заголовок 7 Знак" style:family="text">
      <style:text-properties fo:color="#404040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8_20_Знак" style:display-name="Заголовок 8 Знак" style:family="text">
      <style:text-properties fo:color="#4f81bd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9_20_Знак" style:display-name="Заголовок 9 Знак" style:family="text">
      <style:text-properties fo:color="#404040" style:font-name="Arial" fo:font-family="Arial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Заголовок_20_1_20_Знак" style:display-name="Заголовок 1 Знак" style:family="text">
      <style:text-properties fo:color="#365f91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Название_20_Знак" style:display-name="Название Знак" style:family="text">
      <style:text-properties fo:color="#17365d" style:font-name="Arial" fo:font-family="Arial" style:font-family-generic="swiss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Строгий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Подзаголовок_20_Знак" style:display-name="Подзаголовок Знак" style:family="text">
      <style:text-properties fo:color="#4f81bd" style:font-name="Arial" fo:font-family="Arial" style:font-family-generic="swiss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Выделение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Без_20_интервала_20_Знак" style:display-name="Без интервала Знак" style:family="text">
      <style:text-properties style:font-name-complex="Times New Roman" style:font-family-complex="'Times New Roman'" style:font-family-generic-complex="roman" style:font-pitch-complex="variable"/>
    </style:style>
    <style:style style:name="Цитата_20_2_20_Знак" style:display-name="Цитата 2 Знак" style:family="text"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Слабое_20_выделение" style:display-name="Слабое выделение" style:family="tex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Выделенная_20_цитата_20_Знак" style:display-name="Выделенная цитата Знак" style:family="tex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Слабая_20_ссылка" style:display-name="Слабая ссылка" style:family="tex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Сильная_20_ссылка" style:display-name="Сильная ссылка" style:family="tex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Просмотренная_20_гиперссылка" style:display-name="Просмотренная гиперссылка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dc:title>Alexey Omelchenko</dc:title>
    <dc:subject>Resume</dc:subject>
    <meta:keyword>C++</meta:keyword>
    <meta:keyword> Java</meta:keyword>
    <meta:keyword> Linux</meta:keyword>
    <meta:keyword> Solaris</meta:keyword>
    <meta:keyword> Windows</meta:keyword>
    <meta:keyword> x86</meta:keyword>
    <meta:keyword> Itanium</meta:keyword>
    <meta:initial-creator>Alexey Omelchenko</meta:initial-creator>
    <meta:creation-date>2012-12-09T19:06:00Z</meta:creation-date>
    <dc:date>2016-06-21T09:49:33.503000000</dc:date>
    <meta:print-date>2012-12-09T19:05:00Z</meta:print-date>
    <meta:editing-cycles>10</meta:editing-cycles>
    <meta:editing-duration>PT1H4M43S</meta:editing-duration>
    <meta:document-statistic meta:table-count="0" meta:image-count="0" meta:object-count="0" meta:page-count="5" meta:paragraph-count="142" meta:word-count="1777" meta:character-count="12739" meta:non-whitespace-character-count="10808"/>
    <meta:template xlink:type="simple" xlink:actuate="onRequest" xlink:title="" xlink:href="../AlexeyOmelchenkoCpp.odt/Normal"/>
  </office:meta>
</office:document-meta>
</file>